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65c97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fo:font-weight="bold" officeooo:rsid="00428f11" officeooo:paragraph-rsid="0048bc5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6ff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e2ab6" officeooo:paragraph-rsid="00552594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top="0cm" fo:margin-bottom="0cm" style:contextual-spacing="false"/>
      <style:text-properties style:font-name="Nimbus Sans L" fo:font-size="12pt" style:text-underline-style="none" fo:font-weight="normal" officeooo:rsid="004731f1" officeooo:paragraph-rsid="004e2ab6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top="0cm" fo:margin-bottom="0cm" style:contextual-spacing="false"/>
      <style:text-properties style:font-name="Nimbus Sans L" fo:font-size="12pt" fo:font-weight="normal" officeooo:rsid="0046c3b3" officeooo:paragraph-rsid="0048bc5f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top="0cm" fo:margin-bottom="0cm" style:contextual-spacing="false"/>
      <style:text-properties style:font-name="Nimbus Sans L" officeooo:paragraph-rsid="00428f11"/>
    </style:style>
    <style:style style:name="P14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officeooo:rsid="00428f11" officeooo:paragraph-rsid="004731f1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610df9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610df9" officeooo:paragraph-rsid="00610df9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e2ab6" officeooo:paragraph-rsid="00552594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48bc5f"/>
    </style:style>
    <style:style style:name="P21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4b5f26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normal" officeooo:rsid="00420d06" style:font-weight-asian="normal" style:font-weight-complex="normal"/>
    </style:style>
    <style:style style:name="T6" style:family="text">
      <style:text-properties style:font-name="Nimbus Sans L" fo:font-size="12pt" fo:font-weight="bold" officeooo:rsid="0048bc5f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fo:font-weight="bold" officeooo:rsid="005e0755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48bc5f" style:font-size-asian="12pt" style:font-size-complex="12pt"/>
    </style:style>
    <style:style style:name="T10" style:family="text">
      <style:text-properties style:font-name="Nimbus Sans L" fo:font-size="12pt" officeooo:rsid="004b5f26" style:font-size-asian="12pt" style:font-size-complex="12pt"/>
    </style:style>
    <style:style style:name="T11" style:family="text">
      <style:text-properties style:font-name="Nimbus Sans L" fo:font-size="12pt" fo:font-weight="normal" officeooo:rsid="004507df" style:font-size-asian="12pt" style:font-weight-asian="normal" style:font-size-complex="12pt" style:font-weight-complex="normal"/>
    </style:style>
    <style:style style:name="T12" style:family="text">
      <style:text-properties style:font-name="Nimbus Sans L" fo:font-size="12pt" fo:font-weight="normal" officeooo:rsid="0034c36d" style:font-size-asian="12pt" style:font-weight-asian="normal" style:font-size-complex="12pt" style:font-weight-complex="normal"/>
    </style:style>
    <style:style style:name="T13" style:family="text">
      <style:text-properties officeooo:rsid="004731f1"/>
    </style:style>
    <style:style style:name="T14" style:family="text">
      <style:text-properties style:text-underline-style="solid" style:text-underline-width="auto" style:text-underline-color="font-color" fo:font-weight="bold" officeooo:rsid="00428f1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4e2ab6" style:font-weight-asian="bold" style:font-weight-complex="bold"/>
    </style:style>
    <style:style style:name="T16" style:family="text">
      <style:text-properties officeooo:rsid="004e6ffb"/>
    </style:style>
    <style:style style:name="T17" style:family="text">
      <style:text-properties style:text-position="0% 100%" fo:font-weight="bold" officeooo:rsid="00a65559" style:font-weight-asian="bold" style:font-weight-complex="bold"/>
    </style:style>
    <style:style style:name="T18" style:family="text">
      <style:text-properties style:text-position="0% 100%" fo:font-weight="bold" officeooo:rsid="0065c97f" style:font-weight-asian="bold" style:font-weight-complex="bold"/>
    </style:style>
    <style:style style:name="T19" style:family="text">
      <style:text-properties style:text-position="0% 100%" fo:font-weight="normal" officeooo:rsid="00a65559" style:font-weight-asian="normal" style:font-weight-complex="normal"/>
    </style:style>
    <style:style style:name="T20" style:family="text">
      <style:text-properties style:text-position="0% 100%" fo:font-weight="normal" officeooo:rsid="0065c97f" style:font-weight-asian="normal" style:font-weight-complex="normal"/>
    </style:style>
    <style:style style:name="T21" style:family="text">
      <style:text-properties officeooo:rsid="00610df9"/>
    </style:style>
    <style:style style:name="T22" style:family="text">
      <style:text-properties officeooo:rsid="00616139"/>
    </style:style>
    <style:style style:name="T23" style:family="text">
      <style:text-properties officeooo:rsid="00631e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>Minyon Falls Loop - Hike - V1.1</text:title></text:p>
      <text:p text:style-name="P3">Phil Shepherd – <text:span text:style-name="T23">Jul 2019</text:span></text:p>
      <text:p text:style-name="P2"/>
      <text:p text:style-name="P4"><text:span text:style-name="T4">MAP:<text:tab/><text:tab/><text:tab/></text:span><text:span text:style-name="T5">Huonbrook 9540-1N</text:span><text:line-break/><text:span text:style-name="T17">Grid Ref Zone:<text:tab/></text:span><text:span text:style-name="T19">MGRS </text:span><text:span text:style-name="T2">56JNP.</text:span></text:p>
      <text:p text:style-name="P5"><text:span text:style-name="T18">Walking Grade</text:span><text:span text:style-name="T17">:<text:tab/></text:span><text:span text:style-name="T20">3 (NPSW)</text:span></text:p>
      <text:p text:style-name="P9"/>
      <text:p text:style-name="P9"><text:a xlink:type="simple" xlink:href="https://www.nationalparks.nsw.gov.au/things-to-do/walking-tracks/minyon-falls-walking-track/map" text:style-name="Internet_20_link" text:visited-style-name="Visited_20_Internet_20_Link">https://www.nationalparks.nsw.gov.au/things-to-do/walking-tracks/minyon-falls-walking-track/map</text:a></text:p>
      <text:p text:style-name="P9"/>
      <text:p text:style-name="P13"><text:span text:style-name="T15">Hike - </text:span><text:span text:style-name="T14">Minyon Falls Loop</text:span></text:p>
      <text:p text:style-name="P10"/>
      <text:p text:style-name="P11"><text:span text:style-name="T3">6.5Km</text:span>, around 330m descent/ascent</text:p>
      <text:p text:style-name="P7"/>
      <text:p text:style-name="P8"><text:span text:style-name="T16">A </text:span>popular well maintained hike.<text:line-break/><text:span text:style-name="T13">Care needs to be taken at the top of the falls.</text:span></text:p>
      <text:p text:style-name="P8"/>
      <text:list xml:id="list2311122156" text:style-name="L1">
        <text:list-item>
          <text:p text:style-name="P15"><text:span text:style-name="T8">Start at the </text:span><text:span text:style-name="T12">Minyon Falls </text:span><text:span text:style-name="T11">L</text:span><text:span text:style-name="T12">ookout </text:span><text:span text:style-name="T8">parking area (3812 3497).</text:span></text:p>
        </text:list-item>
        <text:list-item>
          <text:p text:style-name="P16">Follow the track that heads South down the West side of the valley headed by Minyon Falls.</text:p>
        </text:list-item>
        <text:list-item>
          <text:p text:style-name="P16">After about 1.5Km there is a junction (3795 3366). <text:s/>The right hand fork can be followed as a short detour to view <text:s/>Condong Falls (3774 3353)</text:p>
        </text:list-item>
        <text:list-item>
          <text:p text:style-name="P16">Take the left hand fork, and head steeply downhill.</text:p>
        </text:list-item>
        <text:list-item>
          <text:p text:style-name="P17">After about 2Km, <text:span text:style-name="T21">just before you arrive at the creek there is a junction (3825 3474). <text:s/>Take the right hand fork, it leads to an easier creek crossing than the left hand fork.</text:span></text:p>
        </text:list-item>
        <text:list-item>
          <text:p text:style-name="P17"><text:span text:style-name="T21">Cross the creek, to the major junction (</text:span>382<text:span text:style-name="T21">7</text:span> 3477<text:span text:style-name="T21">), which is marked by posts and small red triangles. <text:s/>Take the left hand fork towards the base of Minyon Falls.</text:span></text:p>
        </text:list-item>
        <text:list-item>
          <text:p text:style-name="P18">Some tricky scrambling, and route finding, is marked by red triangles. <text:s/>It’s easy to take the wrong path, so keep a sharp look out for the next red triangle.</text:p>
        </text:list-item>
        <text:list-item>
          <text:p text:style-name="P16"><text:span text:style-name="T21">Finally </text:span>arrive at the base of Minyon Falls (3817 3482).</text:p>
        </text:list-item>
        <text:list-item>
          <text:p text:style-name="P18">Having enjoyed the view, back track to the major junction (<text:span text:style-name="T13">382</text:span>7<text:span text:style-name="T13"> 3477</text:span>)</text:p>
        </text:list-item>
        <text:list-item>
          <text:p text:style-name="P16"><text:span text:style-name="T22">Follow the obvious track </text:span>South East up the eastern flank <text:span text:style-name="T22">of</text:span> the valley.</text:p>
        </text:list-item>
        <text:list-item>
          <text:p text:style-name="P20"><text:span text:style-name="T8">After about 1.5Km arrive at Minyon </text:span><text:span text:style-name="T9">Grass Road</text:span><text:span text:style-name="T8"> </text:span><text:span text:style-name="T9">(3893 3412)</text:span><text:span text:style-name="T8">. <text:s/></text:span><text:span text:style-name="T9">A dirt road with parking </text:span><text:span text:style-name="T6">(A car shuttle could be used </text:span><text:span text:style-name="T7">from here </text:span><text:span text:style-name="T6">to shorten the walk).</text:span></text:p>
        </text:list-item>
        <text:list-item>
          <text:p text:style-name="P21"><text:span text:style-name="T9">Head North up the “</text:span><text:span text:style-name="T10">Minyon Grass Road” and then Minyon Falls Road. I</text:span><text:span text:style-name="T9">t is about 1Km to the Minyon Falls Lookout parking area.</text:span></text:p>
        </text:list-item>
      </text:list>
      <text:p text:style-name="P6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Minyon Falls Loop - Hike -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7:34:14.266883292</dc:date>
    <meta:editing-duration>PT3H17M39S</meta:editing-duration>
    <meta:editing-cycles>56</meta:editing-cycles>
    <dc:title>Minyon Falls Loop - Hike - V1.1</dc:title>
    <meta:document-statistic meta:table-count="0" meta:image-count="0" meta:object-count="0" meta:page-count="1" meta:paragraph-count="21" meta:word-count="308" meta:character-count="1707" meta:non-whitespace-character-count="1422"/>
  </office:meta>
</office:document-meta>
</file>